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84cm"/>
    </style:style>
    <style:style style:name="Tableau1.B" style:family="table-column">
      <style:table-column-properties style:column-width="1.813cm"/>
    </style:style>
    <style:style style:name="Tableau1.C" style:family="table-column">
      <style:table-column-properties style:column-width="5.133cm"/>
    </style:style>
    <style:style style:name="Tableau1.D" style:family="table-column">
      <style:table-column-properties style:column-width="4.152cm"/>
    </style:style>
    <style:style style:name="Tableau1.E" style:family="table-column">
      <style:table-column-properties style:column-width="2.062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E2 – Veille et choix d’un service d’intelligence artificielle</text:span></text:h>
      <text:p text:style-name="Text_20_body"><text:span text:style-name="Strong_20_Emphasis">Objectif :</text:span> Justifier et configurer une solution d’IA adaptée à ton projet (détection de fake news).</text:p>
      <text:h text:style-name="Heading_20_3" text:outline-level="3">À faire dans le projet :</text:h>
      <text:list text:style-name="L1">
        <text:list-item>
          <text:p text:style-name="P2"><text:span text:style-name="Strong_20_Emphasis">Mettre en place une veille technique et réglementaire</text:span></text:p>
          <text:list>
            <text:list-item>
              <text:p text:style-name="P2">Choix d’un sujet de veille (ex. : LLM, NLP, IA responsable, loi sur la désinformation…).</text:p>
            </text:list-item>
            <text:list-item>
              <text:p text:style-name="P2">Collecte régulière d’infos (RSS, réseaux sociaux, newsletters...).</text:p>
            </text:list-item>
            <text:list-item>
              <text:p text:style-name="P2">Synthèses accessibles (formats adaptés aux normes d’accessibilité).</text:p>
            </text:list-item>
            <text:list-item>
              <text:p text:style-name="P2">Critères de fiabilité des sources appliqués.</text:p>
            </text:list-item>
          </text:list>
        </text:list-item>
        <text:list-item>
          <text:p text:style-name="P2"><text:span text:style-name="Strong_20_Emphasis">Analyser le besoin IA (détection de fake news)</text:span></text:p>
          <text:list>
            <text:list-item>
              <text:p text:style-name="P2">Reformuler les besoins fonctionnels et techniques.</text:p>
            </text:list-item>
            <text:list-item>
              <text:p text:style-name="P2">Définir contraintes : temps réel, langues, précision, biais…</text:p>
            </text:list-item>
          </text:list>
        </text:list-item>
        <text:list-item>
          <text:p text:style-name="P2"><text:span text:style-name="Strong_20_Emphasis">Réaliser un benchmark de services IA existants</text:span></text:p>
          <text:list>
            <text:list-item>
              <text:p text:style-name="P2">Comparer plusieurs APIs ou modèles préentraînés (ex : GPT, BERT, RoBERTa, Hugging Face, Azure AI…).</text:p>
            </text:list-item>
            <text:list-item>
              <text:p text:style-name="P2">Identifier les avantages/inconvénients pour ton cas d’usage.</text:p>
            </text:list-item>
            <text:list-item>
              <text:p text:style-name="P2">Prendre en compte l’impact environnemental si possible.</text:p>
            </text:list-item>
          </text:list>
        </text:list-item>
        <text:list-item>
          <text:p text:style-name="P2"><text:span text:style-name="Strong_20_Emphasis">Proposer une ou plusieurs solutions IA adaptées</text:span></text:p>
          <text:list>
            <text:list-item>
              <text:p text:style-name="P2">Préconisation justifiée avec critères métiers et techniques.</text:p>
            </text:list-item>
          </text:list>
        </text:list-item>
        <text:list-item>
          <text:p text:style-name="P2"><text:span text:style-name="Strong_20_Emphasis">Configurer le ou les services sélectionnés</text:span></text:p>
          <text:list>
            <text:list-item>
              <text:p text:style-name="P2">Installer et configurer l'API ou le service IA choisi (hébergement local ou cloud).</text:p>
            </text:list-item>
            <text:list-item>
              <text:p text:style-name="P2">Documenter les accès, paramètres, dépendances, tests...</text:p>
            </text:list-item>
          </text:list>
        </text:list-item>
      </text:list>
      <text:h text:style-name="Heading_20_2" text:outline-level="2">Rapport Professionnel – Épreuve E2</text:h>
      <text:p text:style-name="Text_20_body"><text:span text:style-name="Strong_20_Emphasis">Projet : Détecteur de Fake News à base d’intelligence artificielle</text:span><text:line-break/><text:span text:style-name="Strong_20_Emphasis">Nom du candidat :</text:span> [Ton nom]<text:line-break/><text:span text:style-name="Strong_20_Emphasis">Date :</text:span> [Date de rendu]<text:line-break/><text:span text:style-name="Strong_20_Emphasis">Session :</text:span> [Nom de la session Simplon]</text:p>
      <text:p text:style-name="Horizontal_20_Line"/>
      <text:h text:style-name="Heading_20_3" text:outline-level="3">1. Dispositif de veille technique et réglementaire</text:h>
      <text:p text:style-name="Text_20_body"><text:span text:style-name="Strong_20_Emphasis">Objectif de la veille :</text:span> Identifier les dernières avancées en NLP, les services IA adaptés à la détection de fake news, et les obligations légales autour de l’IA et des données sensibles.</text:p>
      <text:p text:style-name="Text_20_body"><text:span text:style-name="Strong_20_Emphasis">Thématique :</text:span></text:p>
      <text:list text:style-name="L2">
        <text:list-item>
          <text:p text:style-name="P3"><text:soft-page-break/>Détection automatique de fausses informations via NLP et LLM.</text:p>
        </text:list-item>
        <text:list-item>
          <text:p text:style-name="P3">Respect du RGPD et lutte contre la désinformation (lois européennes, DSA, AI Act).</text:p>
        </text:list-item>
      </text:list>
      <text:p text:style-name="Text_20_body"><text:span text:style-name="Strong_20_Emphasis">Outils utilisés :</text:span></text:p>
      <text:list text:style-name="L3">
        <text:list-item>
          <text:p text:style-name="P4">Agrégateurs : Feedly, Hugging Face Blog, Arxiv Sanity</text:p>
        </text:list-item>
        <text:list-item>
          <text:p text:style-name="P4">Flux RSS de : Towards Data Science, OpenAI, Hugging Face</text:p>
        </text:list-item>
        <text:list-item>
          <text:p text:style-name="P4">Réseaux sociaux : LinkedIn (experts IA), Reddit r/MachineLearning</text:p>
        </text:list-item>
        <text:list-item>
          <text:p text:style-name="P4">Documentation officielle : CNIL, European Commission AI regulations</text:p>
        </text:list-item>
      </text:list>
      <text:p text:style-name="Text_20_body"><text:span text:style-name="Strong_20_Emphasis">Synthèses produites :</text:span></text:p>
      <text:list text:style-name="L4">
        <text:list-item>
          <text:p text:style-name="P5">Bulletin bimensuel de veille (format PDF, version accessible).</text:p>
        </text:list-item>
        <text:list-item>
          <text:p text:style-name="P5">Partage via Notion + export HTML accessible (conforme recommandations AcceDe).</text:p>
        </text:list-item>
      </text:list>
      <text:p text:style-name="Text_20_body"><text:span text:style-name="Strong_20_Emphasis">Exemples de sujets traités :</text:span></text:p>
      <text:list text:style-name="L5">
        <text:list-item>
          <text:p text:style-name="P6">Comparaison GPT-3.5 vs RoBERTa pour la classification de textes.</text:p>
        </text:list-item>
        <text:list-item>
          <text:p text:style-name="P6">Biais algorithmiques dans les modèles LLM.</text:p>
        </text:list-item>
        <text:list-item>
          <text:p text:style-name="P6">API Azure AI : éthique, auditabilité, contraintes RGPD.</text:p>
        </text:list-item>
      </text:list>
      <text:p text:style-name="Text_20_body"/>
      <text:p text:style-name="Text_20_body">------------------------------------------------------------------------------------------------------------------------</text:p>
      <text:h text:style-name="Heading_20_2" text:outline-level="2">MISE EN ŒUVRE PRATIQUE DU DISPOSITIF DE VEILLE</text:h>
      <text:h text:style-name="Heading_20_3" text:outline-level="3">🧰 Outils utilisés</text:h>
      <text:h text:style-name="Heading_20_4" text:outline-level="4">✅ <text:span text:style-name="Strong_20_Emphasis">Agrégateurs</text:span></text:h>
      <text:list text:style-name="L15">
        <text:list-item>
          <text:p text:style-name="P16"><text:span text:style-name="Strong_20_Emphasis">Feedly</text:span> : crée un compte gratuit sur https://feedly.com.<text:line-break/>➤ Abonne-toi à des flux comme :</text:p>
          <text:list>
            <text:list-item>
              <text:p text:style-name="P16">Hugging Face Blog</text:p>
            </text:list-item>
            <text:list-item>
              <text:p text:style-name="P16">Towards Data Science</text:p>
            </text:list-item>
            <text:list-item>
              <text:p text:style-name="P16">Arxiv (catégorie cs.CL ou cs.AI)</text:p>
            </text:list-item>
          </text:list>
        </text:list-item>
        <text:list-item>
          <text:p text:style-name="P16"><text:span text:style-name="Strong_20_Emphasis">Arxiv Sanity Preserver</text:span> : visite http://www.arxiv-sanity.com/ et filtre par mots-clés (ex. : “fake news”, “transformer”, “text classification”).</text:p>
        </text:list-item>
        <text:list-item>
          <text:p text:style-name="P16"><text:span text:style-name="Strong_20_Emphasis">Hugging Face Blog</text:span> : lis et récupère les publications récentes via https://huggingface.co/blog.</text:p>
        </text:list-item>
      </text:list>
      <text:p text:style-name="Horizontal_20_Line"/>
      <text:h text:style-name="Heading_20_4" text:outline-level="4">✅ <text:span text:style-name="Strong_20_Emphasis">Flux RSS</text:span></text:h>
      <text:p text:style-name="Text_20_body">Utilise Feedly ou un autre lecteur (par ex. Inoreader) pour ajouter ces flux :</text:p>
      <text:list text:style-name="L16">
        <text:list-item>
          <text:p text:style-name="P17"><text:soft-page-break/>Towards Data Science : <text:span text:style-name="Source_20_Text">https://towardsdatascience.com/feed</text:span></text:p>
        </text:list-item>
        <text:list-item>
          <text:p text:style-name="P17">OpenAI : <text:span text:style-name="Source_20_Text">https://openai.com/blog/rss.xml</text:span></text:p>
        </text:list-item>
        <text:list-item>
          <text:p text:style-name="P17">Hugging Face : <text:span text:style-name="Source_20_Text">https://huggingface.co/blog/rss</text:span></text:p>
        </text:list-item>
      </text:list>
      <text:p text:style-name="Horizontal_20_Line"/>
      <text:h text:style-name="Heading_20_4" text:outline-level="4">✅ <text:span text:style-name="Strong_20_Emphasis">Réseaux sociaux</text:span></text:h>
      <text:list text:style-name="L17">
        <text:list-item>
          <text:p text:style-name="P18"><text:span text:style-name="Strong_20_Emphasis">LinkedIn</text:span> : suis des experts en IA comme Thomas Wolf (Hugging Face), Yann LeCun (Meta AI), Aurélie Jean.</text:p>
        </text:list-item>
        <text:list-item>
          <text:p text:style-name="P18"><text:span text:style-name="Strong_20_Emphasis">Reddit r/MachineLearning</text:span> : explore les threads récents sur <text:span text:style-name="Source_20_Text">https://www.reddit.com/r/MachineLearning/</text:span></text:p>
        </text:list-item>
      </text:list>
      <text:p text:style-name="Text_20_body">Astuce : tu peux compiler les posts intéressants manuellement dans Notion.</text:p>
      <text:p text:style-name="Horizontal_20_Line"/>
      <text:h text:style-name="Heading_20_4" text:outline-level="4">✅ <text:span text:style-name="Strong_20_Emphasis">Documentation officielle</text:span></text:h>
      <text:list text:style-name="L18">
        <text:list-item>
          <text:p text:style-name="P19"><text:span text:style-name="Strong_20_Emphasis">CNIL</text:span> : va sur https://www.cnil.fr/fr et abonne-toi à leur newsletter.</text:p>
        </text:list-item>
        <text:list-item>
          <text:p text:style-name="P19"><text:span text:style-name="Strong_20_Emphasis">Commission Européenne AI Regulations</text:span> : suis les actus sur https://digital-strategy.ec.europa.eu/ ou sur EUR-Lex.</text:p>
        </text:list-item>
      </text:list>
      <text:p text:style-name="Horizontal_20_Line"/>
      <text:h text:style-name="Heading_20_2" text:outline-level="2">📝 Production des synthèses</text:h>
      <text:h text:style-name="Heading_20_3" text:outline-level="3">✅ <text:span text:style-name="Strong_20_Emphasis">Bulletin bimensuel de veille</text:span></text:h>
      <text:list text:style-name="L19">
        <text:list-item>
          <text:p text:style-name="P20"><text:span text:style-name="Strong_20_Emphasis">Structure recommandée</text:span> :</text:p>
          <text:list>
            <text:list-item>
              <text:p text:style-name="P20">📅 Date</text:p>
            </text:list-item>
            <text:list-item>
              <text:p text:style-name="P20">🧠 Sujet</text:p>
            </text:list-item>
            <text:list-item>
              <text:p text:style-name="P20">📰 Résumé</text:p>
            </text:list-item>
            <text:list-item>
              <text:p text:style-name="P20">🔗 Source</text:p>
            </text:list-item>
            <text:list-item>
              <text:p text:style-name="P20">📝 Impact sur le projet fake news detector</text:p>
            </text:list-item>
          </text:list>
        </text:list-item>
        <text:list-item>
          <text:p text:style-name="P20"><text:span text:style-name="Strong_20_Emphasis">Outils recommandés :</text:span></text:p>
          <text:list>
            <text:list-item>
              <text:p text:style-name="P20">Rédige sur Notion ou Google Docs</text:p>
            </text:list-item>
            <text:list-item>
              <text:p text:style-name="P20">Exporte au format <text:span text:style-name="Strong_20_Emphasis">PDF accessible</text:span> (balises, styles lisibles par lecteur d'écran)</text:p>
            </text:list-item>
          </text:list>
        </text:list-item>
      </text:list>
      <text:p text:style-name="Horizontal_20_Line"/>
      <text:h text:style-name="Heading_20_3" text:outline-level="3">✅ <text:span text:style-name="Strong_20_Emphasis">Partage sur Notion</text:span></text:h>
      <text:list text:style-name="L20">
        <text:list-item>
          <text:p text:style-name="P21">Crée une <text:span text:style-name="Strong_20_Emphasis">page Notion</text:span> dédiée à la veille.</text:p>
        </text:list-item>
        <text:list-item>
          <text:p text:style-name="P21">Regroupe tes bulletins en section “Veille bimensuelle”.</text:p>
        </text:list-item>
        <text:list-item>
          <text:p text:style-name="P21"><text:soft-page-break/>Utilise la fonction “Exporter &gt; HTML” pour avoir une version <text:span text:style-name="Strong_20_Emphasis">accessible</text:span>.</text:p>
          <text:list>
            <text:list-item>
              <text:p text:style-name="P21">Astuce : respecte les règles d'accessibilité (titres hiérarchisés, contraste, descriptions alternatives).</text:p>
            </text:list-item>
          </text:list>
        </text:list-item>
      </text:list>
      <text:p text:style-name="Text_20_body"/>
      <text:p text:style-name="Horizontal_20_Line"/>
      <text:h text:style-name="Heading_20_3" text:outline-level="3">2. Expression du besoin</text:h>
      <text:p text:style-name="Text_20_body"><text:span text:style-name="Strong_20_Emphasis">Commanditaire fictif :</text:span> Organisation de presse cherchant à intégrer une solution automatique pour identifier les fake news dans les articles soumis par les contributeurs externes.</text:p>
      <text:p text:style-name="Text_20_body"><text:span text:style-name="Strong_20_Emphasis">Besoins fonctionnels :</text:span></text:p>
      <text:list text:style-name="L6">
        <text:list-item>
          <text:p text:style-name="P7">Analyse d’articles texte ou URL.</text:p>
        </text:list-item>
        <text:list-item>
          <text:p text:style-name="P7">Retour binaire : "vérifié" / "soupçon de fake news".</text:p>
        </text:list-item>
        <text:list-item>
          <text:p text:style-name="P7">Justification textuelle via LLM (extrait de contradictions, sources externes).</text:p>
        </text:list-item>
        <text:list-item>
          <text:p text:style-name="P7">Intégration possible à un CMS.</text:p>
        </text:list-item>
      </text:list>
      <text:p text:style-name="Text_20_body"><text:span text:style-name="Strong_20_Emphasis">Contraintes :</text:span></text:p>
      <text:list text:style-name="L7">
        <text:list-item>
          <text:p text:style-name="P8">Temps de réponse &lt; 2s</text:p>
        </text:list-item>
        <text:list-item>
          <text:p text:style-name="P8">Hébergement européen</text:p>
        </text:list-item>
        <text:list-item>
          <text:p text:style-name="P8">Explicabilité / transparence requise</text:p>
        </text:list-item>
        <text:list-item>
          <text:p text:style-name="P8">Faible coût à l’usage</text:p>
        </text:list-item>
      </text:list>
      <text:p text:style-name="Horizontal_20_Line"/>
      <text:h text:style-name="Heading_20_3" text:outline-level="3">3. Benchmark de services d’intelligence artificiell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Table_20_Heading">Service IA</text:p>
            </table:table-cell>
            <table:table-cell table:style-name="Tableau1.A1" office:value-type="string">
              <text:p text:style-name="Table_20_Heading">Type</text:p>
            </table:table-cell>
            <table:table-cell table:style-name="Tableau1.A1" office:value-type="string">
              <text:p text:style-name="Table_20_Heading">Avantages</text:p>
            </table:table-cell>
            <table:table-cell table:style-name="Tableau1.A1" office:value-type="string">
              <text:p text:style-name="Table_20_Heading">Limites</text:p>
            </table:table-cell>
            <table:table-cell table:style-name="Tableau1.A1" office:value-type="string">
              <text:p text:style-name="Table_20_Heading">Verdict</text:p>
            </table:table-cell>
          </table:table-row>
        </table:table-header-rows>
        <table:table-row>
          <table:table-cell table:style-name="Tableau1.A1" office:value-type="string">
            <text:p text:style-name="Table_20_Contents">Hugging Face Transformers</text:p>
          </table:table-cell>
          <table:table-cell table:style-name="Tableau1.A1" office:value-type="string">
            <text:p text:style-name="Table_20_Contents">Open source</text:p>
          </table:table-cell>
          <table:table-cell table:style-name="Tableau1.A1" office:value-type="string">
            <text:p text:style-name="Table_20_Contents">Accès à BERT, RoBERTa, etc.</text:p>
          </table:table-cell>
          <table:table-cell table:style-name="Tableau1.A1" office:value-type="string">
            <text:p text:style-name="Table_20_Contents">Nécessite expertise technique</text:p>
          </table:table-cell>
          <table:table-cell table:style-name="Tableau1.A1" office:value-type="string">
            <text:p text:style-name="Table_20_Contents">✅ adapté</text:p>
          </table:table-cell>
        </table:table-row>
        <table:table-row>
          <table:table-cell table:style-name="Tableau1.A1" office:value-type="string">
            <text:p text:style-name="Table_20_Contents">Azure AI Text Classification</text:p>
          </table:table-cell>
          <table:table-cell table:style-name="Tableau1.A1" office:value-type="string">
            <text:p text:style-name="Table_20_Contents">Cloud API</text:p>
          </table:table-cell>
          <table:table-cell table:style-name="Tableau1.A1" office:value-type="string">
            <text:p text:style-name="Table_20_Contents">Documentation complète, scalable, RGPD</text:p>
          </table:table-cell>
          <table:table-cell table:style-name="Tableau1.A1" office:value-type="string">
            <text:p text:style-name="Table_20_Contents">Coût, modèle peu explicable</text:p>
          </table:table-cell>
          <table:table-cell table:style-name="Tableau1.A1" office:value-type="string">
            <text:p text:style-name="Table_20_Contents">✅ adapté</text:p>
          </table:table-cell>
        </table:table-row>
        <table:table-row>
          <table:table-cell table:style-name="Tableau1.A1" office:value-type="string">
            <text:p text:style-name="Table_20_Contents">OpenAI GPT-4 (via API)</text:p>
          </table:table-cell>
          <table:table-cell table:style-name="Tableau1.A1" office:value-type="string">
            <text:p text:style-name="Table_20_Contents">LLM (API)</text:p>
          </table:table-cell>
          <table:table-cell table:style-name="Tableau1.A1" office:value-type="string">
            <text:p text:style-name="Table_20_Contents">Très bonnes performances</text:p>
          </table:table-cell>
          <table:table-cell table:style-name="Tableau1.A1" office:value-type="string">
            <text:p text:style-name="Table_20_Contents">Coût élevé, hébergement hors UE</text:p>
          </table:table-cell>
          <table:table-cell table:style-name="Tableau1.A1" office:value-type="string">
            <text:p text:style-name="Table_20_Contents">❌ écarté</text:p>
          </table:table-cell>
        </table:table-row>
        <table:table-row>
          <table:table-cell table:style-name="Tableau1.A1" office:value-type="string">
            <text:p text:style-name="Table_20_Contents">Google Cloud NLP</text:p>
          </table:table-cell>
          <table:table-cell table:style-name="Tableau1.A1" office:value-type="string">
            <text:p text:style-name="Table_20_Contents">Cloud API</text:p>
          </table:table-cell>
          <table:table-cell table:style-name="Tableau1.A1" office:value-type="string">
            <text:p text:style-name="Table_20_Contents">Intégration simple</text:p>
          </table:table-cell>
          <table:table-cell table:style-name="Tableau1.A1" office:value-type="string">
            <text:p text:style-name="Table_20_Contents">Faible transparence du modèle</text:p>
          </table:table-cell>
          <table:table-cell table:style-name="Tableau1.A1" office:value-type="string">
            <text:p text:style-name="Table_20_Contents">❌ écarté</text:p>
          </table:table-cell>
        </table:table-row>
      </table:table>
      <text:p text:style-name="Text_20_body"><text:span text:style-name="Strong_20_Emphasis">Critères d’analyse :</text:span></text:p>
      <text:list text:style-name="L8">
        <text:list-item>
          <text:p text:style-name="P9">Précision / F1-score sur des benchmarks existants (FakeNewsNet, LIAR)</text:p>
        </text:list-item>
        <text:list-item>
          <text:p text:style-name="P9">Documentation &amp; intégrabilité</text:p>
        </text:list-item>
        <text:list-item>
          <text:p text:style-name="P9">Coût / quota gratuit</text:p>
        </text:list-item>
        <text:list-item>
          <text:p text:style-name="P9">Éthique (hébergement, biais, explicabilité)</text:p>
        </text:list-item>
      </text:list>
      <text:p text:style-name="Horizontal_20_Line"/>
      <text:h text:style-name="Heading_20_3" text:outline-level="3"><text:soft-page-break/>4. Préconisation d’un ou plusieurs services</text:h>
      <text:p text:style-name="Text_20_body"><text:span text:style-name="Strong_20_Emphasis">Choix principal : Hugging Face – modèle RoBERTa finetuné sur FakeNewsNet</text:span></text:p>
      <text:list text:style-name="L9">
        <text:list-item>
          <text:p text:style-name="P10">Modèle téléchargeable et entraînable localement.</text:p>
        </text:list-item>
        <text:list-item>
          <text:p text:style-name="P10">Compatible avec les standards REST.</text:p>
        </text:list-item>
        <text:list-item>
          <text:p text:style-name="P10">Open-source, hébergement possible sur serveur européen.</text:p>
        </text:list-item>
        <text:list-item>
          <text:p text:style-name="P10">Explicable via SHAP ou LIME.</text:p>
        </text:list-item>
      </text:list>
      <text:p text:style-name="Text_20_body"><text:span text:style-name="Strong_20_Emphasis">Alternative : Azure AI Classification</text:span></text:p>
      <text:list text:style-name="L10">
        <text:list-item>
          <text:p text:style-name="P11">API rapide à intégrer.</text:p>
        </text:list-item>
        <text:list-item>
          <text:p text:style-name="P11">Conformité RGPD native.</text:p>
        </text:list-item>
        <text:list-item>
          <text:p text:style-name="P11">Utilisation possible pour le fallback.</text:p>
        </text:list-item>
      </text:list>
      <text:p text:style-name="Horizontal_20_Line"/>
      <text:h text:style-name="Heading_20_3" text:outline-level="3">5. Étapes de configuration</text:h>
      <text:p text:style-name="Text_20_body"><text:span text:style-name="Strong_20_Emphasis">Installation locale du modèle RoBERTa via Hugging Face</text:span></text:p>
      <text:p text:style-name="P1"><text:span text:style-name="Source_20_Text">pip install transformers datasets</text:span></text:p>
      <text:p text:style-name="Text_20_body"><text:span text:style-name="Strong_20_Emphasis">Chargement du modèle pré-entraîné</text:span></text:p>
      <text:p text:style-name="Preformatted_20_Text"><text:span text:style-name="Source_20_Text">from transformers import pipeline</text:span></text:p>
      <text:p text:style-name="P1"><text:span text:style-name="Source_20_Text">classifier = pipeline("text-classification", model="mrm8488/bert-tiny-finetuned-fake-news")</text:span></text:p>
      <text:p text:style-name="Text_20_body"><text:span text:style-name="Strong_20_Emphasis">Création d’une API REST (FastAPI)</text:span></text:p>
      <text:p text:style-name="P1"><text:span text:style-name="Source_20_Text">pip install fastapi uvicorn</text:span></text:p>
      <text:p text:style-name="Preformatted_20_Text"><text:span text:style-name="Source_20_Text">from fastapi import FastAPI</text:span></text:p>
      <text:p text:style-name="Preformatted_20_Text"><text:span text:style-name="Source_20_Text">app = FastAPI()</text:span></text:p>
      <text:p text:style-name="Preformatted_20_Text"/>
      <text:p text:style-name="Preformatted_20_Text"><text:span text:style-name="Source_20_Text">@app.post("/predict")</text:span></text:p>
      <text:p text:style-name="Preformatted_20_Text"><text:span text:style-name="Source_20_Text">def predict(text: str):</text:span></text:p>
      <text:p text:style-name="Preformatted_20_Text"><text:span text:style-name="Source_20_Text"><text:s text:c="4"/>result = classifier(text)</text:span></text:p>
      <text:p text:style-name="P1"><text:span text:style-name="Source_20_Text"><text:s text:c="4"/>return {"result": result}</text:span></text:p>
      <text:p text:style-name="Text_20_body"><text:span text:style-name="Strong_20_Emphasis">Déploiement</text:span></text:p>
      <text:list text:style-name="L11">
        <text:list-item>
          <text:p text:style-name="P12">Conteneur Docker avec Uvicorn.</text:p>
        </text:list-item>
        <text:list-item>
          <text:p text:style-name="P12">Déployé sur serveur OVH (France).</text:p>
        </text:list-item>
        <text:list-item>
          <text:p text:style-name="P12">Surveillance des logs via Grafana.</text:p>
        </text:list-item>
      </text:list>
      <text:p text:style-name="Text_20_body"><text:span text:style-name="Strong_20_Emphasis">Documentation</text:span></text:p>
      <text:list text:style-name="L12">
        <text:list-item>
          <text:p text:style-name="P13">OpenAPI 3.0 générée automatiquement via FastAPI.</text:p>
        </text:list-item>
        <text:list-item>
          <text:p text:style-name="P13">Livrée en format HTML accessible (AcceDe Web).</text:p>
        </text:list-item>
      </text:list>
      <text:p text:style-name="Horizontal_20_Line"/>
      <text:h text:style-name="Heading_20_3" text:outline-level="3"><text:soft-page-break/>Annexes</text:h>
      <text:list text:style-name="L13">
        <text:list-item>
          <text:p text:style-name="P14">A1 : Synthèse de veille</text:p>
        </text:list-item>
        <text:list-item>
          <text:p text:style-name="P14">A2 : Tableau comparatif des services</text:p>
        </text:list-item>
        <text:list-item>
          <text:p text:style-name="P14">A3 : Logs d’installation et configuration</text:p>
        </text:list-item>
        <text:list-item>
          <text:p text:style-name="P14">A4 : Extrait de documentation API</text:p>
        </text:list-item>
      </text:list>
      <text:p text:style-name="Horizontal_20_Line"/>
      <text:h text:style-name="Heading_20_3" text:outline-level="3">Compétences visées (et couvertes)</text:h>
      <text:list text:style-name="L14">
        <text:list-item>
          <text:p text:style-name="P15"><text:span text:style-name="Strong_20_Emphasis">C6</text:span> : veille active, outils adaptés, sources fiables.</text:p>
        </text:list-item>
        <text:list-item>
          <text:p text:style-name="P15"><text:span text:style-name="Strong_20_Emphasis">C7</text:span> : benchmark argumenté, expression de besoin claire.</text:p>
        </text:list-item>
        <text:list-item>
          <text:p text:style-name="P15"><text:span text:style-name="Strong_20_Emphasis">C8</text:span> : paramétrage complet et documentation du service IA retenu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3T07:05:20.672000000</meta:creation-date>
    <dc:date>2025-08-03T10:18:19.256000000</dc:date>
    <meta:editing-duration>PT3H12M59S</meta:editing-duration>
    <meta:editing-cycles>1</meta:editing-cycles>
    <meta:generator>LibreOffice/7.6.5.2$Windows_X86_64 LibreOffice_project/38d5f62f85355c192ef5f1dd47c5c0c0c6d6598b</meta:generator>
    <meta:document-statistic meta:table-count="1" meta:image-count="0" meta:object-count="0" meta:page-count="6" meta:paragraph-count="160" meta:word-count="1053" meta:character-count="6994" meta:non-whitespace-character-count="6175"/>
  </office:meta>
</office:document-meta>
</file>